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apprises à l'académie militaire de Shüren. Sa réponse ne tarda pas à venir,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a névrose de l'anomalie parlaient une fois de plus, et elle était à deux doigts de déclencher un affrontement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origines orientales, caractéristiques physiques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quelques minuscules vaguelettes venant perturber le calme plat qu'elle arborait jusqu'à pré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1-21T23:45:14.60</dc:date>
    <meta:editing-duration>PT1H43M9S</meta:editing-duration>
    <meta:editing-cycles>179</meta:editing-cycles>
    <meta:generator>OpenOffice/4.1.2$Win32 OpenOffice.org_project/412m3$Build-9782</meta:generator>
    <meta:document-statistic meta:table-count="0" meta:image-count="0" meta:object-count="0" meta:page-count="2" meta:paragraph-count="9" meta:word-count="1116" meta:character-count="6832"/>
  </office:meta>
</office:document-meta>
</file>